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zxx" fo:country="none" style:text-underline-style="solid" style:text-underline-width="auto" style:text-underline-color="font-color" fo:font-weight="bold" officeooo:rsid="00122344" officeooo:paragraph-rsid="00122344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language="zxx" fo:country="none" style:text-underline-style="none" fo:font-weight="normal" officeooo:rsid="001334fc" officeooo:paragraph-rsid="00122344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fo:language="zxx" fo:country="none" style:text-underline-style="none" fo:font-weight="normal" officeooo:rsid="008cd12a" officeooo:paragraph-rsid="008cd12a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language="zxx" fo:country="none" fo:font-style="normal" style:text-underline-style="none" fo:font-weight="normal" officeooo:rsid="00d19acb" officeooo:paragraph-rsid="00d19acb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5pt" fo:language="zxx" fo:country="none" style:text-underline-style="none" fo:font-weight="normal" officeooo:rsid="0094d64c" officeooo:paragraph-rsid="0094d64c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language="zxx" fo:country="none" fo:font-style="normal" style:text-underline-style="none" fo:font-weight="normal" officeooo:rsid="009bdd9d" officeooo:paragraph-rsid="009bdd9d" style:font-size-asian="15pt" style:language-asian="zxx" style:country-asian="none" style:font-style-asian="normal" style:font-weight-asian="normal" style:font-size-complex="15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monospace" fo:font-size="13.5pt" fo:language="zxx" fo:country="none" style:text-underline-style="none" fo:font-weight="normal" officeooo:rsid="0094d64c" officeooo:paragraph-rsid="0094d64c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745137" officeooo:paragraph-rsid="00745137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77bd23" officeooo:paragraph-rsid="0077bd23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7b5402" officeooo:paragraph-rsid="007b5402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806132" officeooo:paragraph-rsid="00806132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8226bc" officeooo:paragraph-rsid="008226bc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8267e0" officeooo:paragraph-rsid="008267e0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99eeb7" officeooo:paragraph-rsid="0099eeb7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a1cd47" officeooo:paragraph-rsid="00a1cd47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a82e29" officeooo:paragraph-rsid="00a82e29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acbd03" officeooo:paragraph-rsid="00acbd03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d2ae12" officeooo:paragraph-rsid="00d2ae12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b2b4eb" officeooo:paragraph-rsid="00b2b4eb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b592fa" officeooo:paragraph-rsid="00b67286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cf14a0" officeooo:paragraph-rsid="00cf14a0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solid" style:text-underline-width="auto" style:text-underline-color="font-color" fo:font-weight="bold" officeooo:rsid="00d19acb" officeooo:paragraph-rsid="00d19acb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745137" officeooo:paragraph-rsid="00745137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756c5a" officeooo:paragraph-rsid="00756c5a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768c2a" officeooo:paragraph-rsid="00768c2a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7b5402" officeooo:paragraph-rsid="007b5402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77bd23" officeooo:paragraph-rsid="0077bd23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79ba89" officeooo:paragraph-rsid="0079ba89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7cbc73" officeooo:paragraph-rsid="007cbc73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7e7b19" officeooo:paragraph-rsid="007e7b19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8226bc" officeooo:paragraph-rsid="008226bc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8267e0" officeooo:paragraph-rsid="008267e0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82a6fb" officeooo:paragraph-rsid="0082a6fb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840b9c" officeooo:paragraph-rsid="00840b9c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95a69b" officeooo:paragraph-rsid="0095a69b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96fa80" officeooo:paragraph-rsid="0096fa80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996090" officeooo:paragraph-rsid="00996090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a024a0" officeooo:paragraph-rsid="00a024a0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a26a0c" officeooo:paragraph-rsid="00a26a0c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a4be5d" officeooo:paragraph-rsid="00a4be5d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a4be5d" officeooo:paragraph-rsid="00a31052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a31052" officeooo:paragraph-rsid="00a31052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a519b7" officeooo:paragraph-rsid="00a519b7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a69c5a" officeooo:paragraph-rsid="00a69c5a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a93c7e" officeooo:paragraph-rsid="00a93c7e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acbd03" officeooo:paragraph-rsid="00acbd03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afa7ce" officeooo:paragraph-rsid="00afa7ce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48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c72496" officeooo:paragraph-rsid="00c72496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49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c72496" officeooo:paragraph-rsid="00d19908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c72496" officeooo:paragraph-rsid="00d2ae12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c72496" officeooo:paragraph-rsid="00d2e656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b4b2e7" officeooo:paragraph-rsid="00b4b2e7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b592fa" officeooo:paragraph-rsid="00b592fa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b592fa" officeooo:paragraph-rsid="00b67286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bb2263" officeooo:paragraph-rsid="00bb2263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bb2263" officeooo:paragraph-rsid="00be43de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be43de" officeooo:paragraph-rsid="00be43de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be46ed" officeooo:paragraph-rsid="00be46ed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59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c02280" officeooo:paragraph-rsid="00c02280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60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c5cd82" officeooo:paragraph-rsid="00c5cd82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61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d04219" officeooo:paragraph-rsid="00d04219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d19acb" officeooo:paragraph-rsid="00d19acb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fo:font-size="18pt" fo:language="zxx" fo:country="none" fo:font-style="normal" style:text-underline-style="none" fo:font-weight="normal" officeooo:rsid="00dc22ea" officeooo:paragraph-rsid="00dc22ea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122344" officeooo:paragraph-rsid="008552d0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65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855926" officeooo:paragraph-rsid="00855926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66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8830ee" officeooo:paragraph-rsid="008830ee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67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8882d4" officeooo:paragraph-rsid="008882d4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68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8a33ef" officeooo:paragraph-rsid="008a33ef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69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c9801e" officeooo:paragraph-rsid="00c9801e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70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c9801e" officeooo:paragraph-rsid="00cb0cfa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71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cc7639" officeooo:paragraph-rsid="00cc7639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72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8cd12a" officeooo:paragraph-rsid="008cd12a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73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8e3e3d" officeooo:paragraph-rsid="008e3e3d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74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91f46d" officeooo:paragraph-rsid="0091f46d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75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b1a388" officeooo:paragraph-rsid="00b1a388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76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b82534" officeooo:paragraph-rsid="00b82534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77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ce95ea" officeooo:paragraph-rsid="00ce95ea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78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d5e6f7" officeooo:paragraph-rsid="00d5e6f7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79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solid" style:text-underline-width="auto" style:text-underline-color="font-color" fo:font-weight="bold" officeooo:rsid="008cd12a" officeooo:paragraph-rsid="008cd12a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80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solid" style:text-underline-width="auto" style:text-underline-color="font-color" fo:font-weight="bold" officeooo:rsid="00935b5a" officeooo:paragraph-rsid="00935b5a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81" style:family="paragraph" style:parent-style-name="Standard" style:list-style-name="L1">
      <style:paragraph-properties fo:text-align="start" style:justify-single-word="false"/>
      <style:text-properties style:font-name="monospace" fo:font-size="13.5pt" fo:language="zxx" fo:country="none" style:text-underline-style="none" fo:font-weight="normal" officeooo:rsid="00935b5a" officeooo:paragraph-rsid="00935b5a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82" style:family="paragraph" style:parent-style-name="Standard" style:list-style-name="L1">
      <style:paragraph-properties fo:text-align="start" style:justify-single-word="false"/>
      <style:text-properties style:font-name="Liberation Serif" fo:font-size="18pt" fo:language="zxx" fo:country="none" style:text-underline-style="solid" style:text-underline-width="auto" style:text-underline-color="font-color" fo:font-weight="bold" officeooo:rsid="0099eeb7" officeooo:paragraph-rsid="0099eeb7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83" style:family="paragraph" style:parent-style-name="Standard" style:list-style-name="L1">
      <style:paragraph-properties fo:text-align="start" style:justify-single-word="false"/>
      <style:text-properties style:font-name="Liberation Serif" fo:font-size="15pt" fo:language="zxx" fo:country="none" style:text-underline-style="none" fo:font-weight="normal" officeooo:rsid="0094d64c" officeooo:paragraph-rsid="0094d64c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84" style:family="paragraph" style:parent-style-name="Standard" style:list-style-name="L1">
      <style:paragraph-properties fo:text-align="start" style:justify-single-word="false"/>
      <style:text-properties fo:font-size="15pt" fo:language="zxx" fo:country="none" fo:font-style="normal" style:text-underline-style="none" fo:font-weight="normal" officeooo:rsid="009bdd9d" officeooo:paragraph-rsid="009bdd9d" style:font-size-asian="15pt" style:language-asian="zxx" style:country-asian="none" style:font-style-asian="normal" style:font-weight-asian="normal" style:font-size-complex="15pt" style:language-complex="zxx" style:country-complex="none" style:font-style-complex="normal" style:font-weight-complex="normal"/>
    </style:style>
    <style:style style:name="P85" style:family="paragraph" style:parent-style-name="Standard" style:list-style-name="L1">
      <style:paragraph-properties fo:text-align="start" style:justify-single-word="false"/>
      <style:text-properties officeooo:paragraph-rsid="00be43de"/>
    </style:style>
    <style:style style:name="P86" style:family="paragraph" style:parent-style-name="Standard" style:list-style-name="L1">
      <style:paragraph-properties fo:text-align="start" style:justify-single-word="false"/>
      <style:text-properties officeooo:rsid="00c02280" officeooo:paragraph-rsid="00c02280"/>
    </style:style>
    <style:style style:name="P87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c5cd82" officeooo:paragraph-rsid="00c5cd82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officeooo:rsid="008552d0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7cbc73" style:font-weight-asian="normal" style:font-weight-complex="normal"/>
    </style:style>
    <style:style style:name="T5" style:family="text">
      <style:text-properties style:text-underline-style="none" fo:font-weight="normal" officeooo:rsid="0081ebe1" style:font-weight-asian="normal" style:font-weight-complex="normal"/>
    </style:style>
    <style:style style:name="T6" style:family="text">
      <style:text-properties style:text-underline-style="none" fo:font-weight="normal" officeooo:rsid="00b67286" style:font-weight-asian="normal" style:font-weight-complex="normal"/>
    </style:style>
    <style:style style:name="T7" style:family="text">
      <style:text-properties style:text-underline-style="none" fo:font-weight="normal" officeooo:rsid="00d04219" style:font-weight-asian="normal" style:font-weight-complex="normal"/>
    </style:style>
    <style:style style:name="T8" style:family="text">
      <style:text-properties officeooo:rsid="00745137"/>
    </style:style>
    <style:style style:name="T9" style:family="text">
      <style:text-properties officeooo:rsid="00840b9c"/>
    </style:style>
    <style:style style:name="T10" style:family="text">
      <style:text-properties officeooo:rsid="0085f979"/>
    </style:style>
    <style:style style:name="T11" style:family="text">
      <style:text-properties fo:font-size="18pt" fo:language="zxx" fo:country="none" fo:font-style="normal" style:text-underline-style="none" fo:font-weight="normal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T12" style:family="text">
      <style:text-properties fo:font-size="18pt" fo:language="zxx" fo:country="none" fo:font-style="normal" style:text-underline-style="none" fo:font-weight="normal" officeooo:rsid="00be43de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T13" style:family="text">
      <style:text-properties fo:font-size="18pt" fo:language="zxx" fo:country="none" fo:font-style="normal" style:text-underline-style="none" fo:font-weight="normal" officeooo:rsid="00c82e86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T14" style:family="text">
      <style:text-properties fo:font-size="18pt" fo:language="zxx" fo:country="none" fo:font-style="normal" style:text-underline-style="solid" style:text-underline-width="auto" style:text-underline-color="font-color" fo:font-weight="bold" officeooo:rsid="00be43de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T15" style:family="text">
      <style:text-properties fo:font-size="18pt" fo:language="zxx" fo:country="none" fo:font-style="normal" style:font-size-asian="18pt" style:language-asian="zxx" style:country-asian="none" style:font-style-asian="normal" style:font-size-complex="18pt" style:language-complex="zxx" style:country-complex="none" style:font-style-complex="normal"/>
    </style:style>
    <style:style style:name="T16" style:family="text">
      <style:text-properties officeooo:rsid="0090252a"/>
    </style:style>
    <style:style style:name="T17" style:family="text">
      <style:text-properties officeooo:rsid="00a4be5d"/>
    </style:style>
    <style:style style:name="T18" style:family="text">
      <style:text-properties fo:background-color="#fff200" loext:char-shading-value="0"/>
    </style:style>
    <style:style style:name="T19" style:family="text">
      <style:text-properties officeooo:rsid="00ae1887"/>
    </style:style>
    <style:style style:name="T20" style:family="text">
      <style:text-properties officeooo:rsid="00b1af2d"/>
    </style:style>
    <style:style style:name="T21" style:family="text">
      <style:text-properties officeooo:rsid="00b9ebf2"/>
    </style:style>
    <style:style style:name="T22" style:family="text">
      <style:text-properties officeooo:rsid="00cb0cfa"/>
    </style:style>
    <style:style style:name="T23" style:family="text">
      <style:text-properties officeooo:rsid="00d19908"/>
    </style:style>
    <style:style style:name="T24" style:family="text">
      <style:text-properties style:text-line-through-style="solid" style:text-line-through-type="single" style:text-underline-style="none" fo:font-weight="normal" style:font-weight-asian="normal" style:font-weight-complex="normal"/>
    </style:style>
    <style:style style:name="T25" style:family="text">
      <style:text-properties officeooo:rsid="00d2ae12"/>
    </style:style>
    <style:style style:name="T26" style:family="text">
      <style:text-properties officeooo:rsid="00d2e656"/>
    </style:style>
    <style:style style:name="T27" style:family="text">
      <style:text-properties officeooo:rsid="00d5350a"/>
    </style:style>
    <style:style style:name="T28" style:family="text">
      <style:text-properties officeooo:rsid="00db68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 <text:span text:style-name="T8">Shell Scripts</text:span></text:p>
      <text:p text:style-name="P2"/>
      <text:list xml:id="list655481494" text:style-name="L1">
        <text:list-item>
          <text:p text:style-name="P8">Environment променливи</text:p>
          <text:list>
            <text:list-item>
              <text:p text:style-name="P23">$PWD<text:tab/>- текущата дир., същото като pwd командата</text:p>
            </text:list-item>
            <text:list-item>
              <text:p text:style-name="P24">$HOME<text:tab/>- пътя до home директорията на логн. потр.</text:p>
            </text:list-item>
            <text:list-item>
              <text:p text:style-name="P25">$USER<text:tab/>- username на текущия потр. (напр. s62154)</text:p>
            </text:list-item>
            <text:list-item>
              <text:p text:style-name="P63">$PATH <text:tab/>- множество от директории в които се намират executable файлове</text:p>
            </text:list-item>
          </text:list>
        </text:list-item>
        <text:list-item>
          <text:p text:style-name="P9">Параметри на скрипт<text:span text:style-name="T3"> - ./foo.sh bar baz qux</text:span></text:p>
          <text:list>
            <text:list-item>
              <text:p text:style-name="P26">$0, $1, $2, ...</text:p>
              <text:list>
                <text:list-item>
                  <text:p text:style-name="P27">$0 – името на изпълн. програма – в сл. ./foo.sh</text:p>
                </text:list-item>
                <text:list-item>
                  <text:p text:style-name="P28">$1 – първия аргумент – bar</text:p>
                </text:list-item>
                <text:list-item>
                  <text:p text:style-name="P28">$2 – втория аргумент – baz</text:p>
                </text:list-item>
                <text:list-item>
                  <text:p text:style-name="P28">... и т.н.</text:p>
                </text:list-item>
              </text:list>
            </text:list-item>
            <text:list-item>
              <text:p text:style-name="P10"><text:span text:style-name="T3">$# - </text:span><text:span text:style-name="T4">брой аргументи без името </text:span></text:p>
              <text:list>
                <text:list-item>
                  <text:p text:style-name="P29">в горния пример – 3 аргумента</text:p>
                </text:list-item>
              </text:list>
            </text:list-item>
            <text:list-item>
              <text:p text:style-name="P29">$@ - списък от всички аргументи</text:p>
              <text:list>
                <text:list-item>
                  <text:p text:style-name="P30">в горния пример – bar baz qux</text:p>
                </text:list-item>
              </text:list>
            </text:list-item>
            <text:list-item>
              <text:p text:style-name="P11"><text:span text:style-name="T3">$? - exit </text:span><text:span text:style-name="T5">status на последната изпълнена команда</text:span></text:p>
              <text:list>
                <text:list-item>
                  <text:p text:style-name="P12"><text:span text:style-name="T5">0 – </text:span><text:span text:style-name="T3">ако всичко е наред</text:span></text:p>
                </text:list-item>
                <text:list-item>
                  <text:p text:style-name="P31">1-255 – код за грешка</text:p>
                </text:list-item>
              </text:list>
            </text:list-item>
          </text:list>
        </text:list-item>
        <text:list-item>
          <text:p text:style-name="P13">Математика в Shell</text:p>
          <text:list>
            <text:list-item>
              <text:p text:style-name="P32">$(( 1 + 1 ))</text:p>
              <text:list>
                <text:list-item>
                  <text:p text:style-name="P32">foo=2; echo $(( 1 + $foo ));</text:p>
                </text:list-item>
              </text:list>
            </text:list-item>
            <text:list-item>
              <text:p text:style-name="P33">Увеличаване на променлива с 1</text:p>
              <text:list>
                <text:list-item>
                  <text:p text:style-name="P33">bar=5;</text:p>
                  <text:list>
                    <text:list-item>
                      <text:p text:style-name="P33">Вариант 1:</text:p>
                      <text:list>
                        <text:list-item>
                          <text:p text:style-name="P33">bar=$(( $bar + 1 ));</text:p>
                        </text:list-item>
                      </text:list>
                    </text:list-item>
                    <text:list-item>
                      <text:p text:style-name="P33">Вариант 2 <text:span text:style-name="T9">(много е tricky, по-добре първия)</text:span>:</text:p>
                      <text:list>
                        <text:list-item>
                          <text:p text:style-name="P34">(( bar++ )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4"><text:span text:style-name="T2">Условия в Shell</text:span><text:span text:style-name="T8"><text:tab/><text:tab/></text:span>- <text:span text:style-name="T8">правене на проверки</text:span></text:p>
          <text:list>
            <text:list-item>
              <text:p text:style-name="P65">test ( по-често е [[ ]] ) - взима условие, което да проверява и връща <text:span text:style-name="T10">(т.е. задава такъв exit status)</text:span>:</text:p>
              <text:list>
                <text:list-item>
                  <text:p text:style-name="P65">0 – ако е изпълнено условието, т.е. ако е вярно</text:p>
                </text:list-item>
                <text:list-item>
                  <text:p text:style-name="P65">1 – ако не е</text:p>
                </text:list-item>
              </text:list>
            </text:list-item>
            <text:list-item>
              <text:p text:style-name="P66"><text:soft-page-break/>сравнение на числа</text:p>
              <text:list>
                <text:list-item>
                  <text:p text:style-name="P66">-eq<text:tab/>– is equal to<text:tab/>( == )</text:p>
                </text:list-item>
                <text:list-item>
                  <text:p text:style-name="P66">-gt <text:tab/>– <text:s/>is greater than<text:tab/>( &gt; ) </text:p>
                </text:list-item>
                <text:list-item>
                  <text:p text:style-name="P66">-lt <text:tab/>– <text:s/>is less than <text:tab/><text:tab/>( &lt; )</text:p>
                </text:list-item>
                <text:list-item>
                  <text:p text:style-name="P66">-ne <text:tab/>– <text:s/>not equal to<text:tab/><text:tab/>( != )</text:p>
                </text:list-item>
                <text:list-item>
                  <text:p text:style-name="P66">-ge<text:tab/>– <text:s/>greater than or equal to<text:tab/>( &gt;= )</text:p>
                </text:list-item>
                <text:list-item>
                  <text:p text:style-name="P66">-le <text:tab/>– <text:s/>less than or equal to<text:tab/>( &lt;= )</text:p>
                </text:list-item>
              </text:list>
            </text:list-item>
            <text:list-item>
              <text:p text:style-name="P67">test condition &amp;&amp; if_true || if_false</text:p>
              <text:list>
                <text:list-item>
                  <text:p text:style-name="P67">[[ 3 -eq 4 ]] &amp;&amp; echo "yes" || echo "no"</text:p>
                </text:list-item>
                <text:list-item>
                  <text:p text:style-name="P68">[[ 3 -lt 10 ]] &amp;&amp; [[ 3 -gt 5 ]] &amp;&amp; echo "between (5;10)"</text:p>
                </text:list-item>
              </text:list>
            </text:list-item>
            <text:list-item>
              <text:p text:style-name="P69">String comparisons</text:p>
              <text:list>
                <text:list-item>
                  <text:p text:style-name="P69">[ $one = $two ] <text:tab/>- проверка дали са еднакви</text:p>
                </text:list-item>
                <text:list-item>
                  <text:p text:style-name="P69">[ $one != $two ] <text:tab/>- проверка дали са различни</text:p>
                </text:list-item>
                <text:list-item>
                  <text:p text:style-name="P70">[ $one <text:span text:style-name="T22">\&lt;</text:span> $two ] <text:tab/>- <text:span text:style-name="T22">лексикографски дали е по-малко</text:span></text:p>
                </text:list-item>
                <text:list-item>
                  <text:p text:style-name="P70">[ $one <text:span text:style-name="T22">\&gt;</text:span> $two ] <text:tab/>- <text:span text:style-name="T22">лексикографски дали е по-голямо</text:span></text:p>
                </text:list-item>
                <text:list-item>
                  <text:p text:style-name="P71">[ -n $one ] <text:tab/><text:tab/>- дали дължината е по-голяма от 0</text:p>
                </text:list-item>
                <text:list-item>
                  <text:p text:style-name="P71">[ -z $one ] <text:tab/><text:tab/>- дали дължината е равна на 0</text:p>
                </text:list-item>
              </text:list>
            </text:list-item>
          </text:list>
        </text:list-item>
        <text:list-item>
          <text:p text:style-name="P79">If<text:span text:style-name="T3"> </text:span></text:p>
          <text:list>
            <text:list-item>
              <text:p text:style-name="P72">if condition 1; then</text:p>
              <text:list>
                <text:list-header>
                  <text:p text:style-name="P72">do_stuff;</text:p>
                </text:list-header>
              </text:list>
            </text:list-item>
          </text:list>
        </text:list-item>
      </text:list>
      <text:p text:style-name="P3"><text:tab/> <text:s text:c="3"/>elif condition 2; then</text:p>
      <text:p text:style-name="P3"><text:tab/><text:tab/>do_2_stuff;</text:p>
      <text:p text:style-name="P3"><text:tab/> <text:s text:c="4"/>else</text:p>
      <text:p text:style-name="P3"><text:tab/><text:tab/>other_stuff;</text:p>
      <text:p text:style-name="P3"><text:tab/> <text:s text:c="4"/>fi;</text:p>
      <text:list xml:id="list181608332538134" text:continue-numbering="true" text:style-name="L1">
        <text:list-item>
          <text:list>
            <text:list-item>
              <text:p text:style-name="P73">grep -q 'foo' <text:tab/>- връща само exit status-а</text:p>
              <text:list>
                <text:list-item>
                  <text:p text:style-name="P73">пр. if grep -q 'foo'; then ... fi</text:p>
                  <text:list>
                    <text:list-item>
                      <text:p text:style-name="P73">така grep само <text:span text:style-name="T16">задава </text:span>exit status, без да принтира текст, иначе принтира това, което е намерило</text:p>
                    </text:list-item>
                  </text:list>
                </text:list-item>
              </text:list>
            </text:list-item>
            <text:list-item>
              <text:p text:style-name="P74">Сравняване на стрингове</text:p>
              <text:list>
                <text:list-item>
                  <text:p text:style-name="P74">if [[ "$one" == "$two" ]] </text:p>
                </text:list-item>
              </text:list>
            </text:list-item>
            <text:list-item>
              <text:p text:style-name="P74">Дали $word се съдържа в $mystr</text:p>
              <text:list>
                <text:list-item>
                  <text:p text:style-name="P74">if [[ "$mystr" == *"$word"* ]]</text:p>
                </text:list-item>
              </text:list>
            </text:list-item>
            <text:list-item>
              <text:p text:style-name="P75">Тест, чрез regex</text:p>
              <text:list>
                <text:list-item>
                  <text:p text:style-name="P75">if [[ $A =~ [0-9]+ ]] <text:tab/>- без кавички на regex-<text:span text:style-name="T20">а</text:span></text:p>
                </text:list-item>
                <text:list-item>
                  <text:p text:style-name="P76"><text:soft-page-break/>if [[ $(whoami) =~ s[0-9]{5} ]] <text:tab/>- <text:span text:style-name="T21">just </text:span>пример</text:p>
                  <text:p text:style-name="P76"/>
                </text:list-item>
              </text:list>
            </text:list-item>
            <text:list-item>
              <text:p text:style-name="P77">Сравняване на Float числа</text:p>
              <text:list>
                <text:list-item>
                  <text:p text:style-name="P77">if (( $(echo "$num1 &gt; $num2" | bc -l) )); then...</text:p>
                </text:list-item>
                <text:list-item>
                  <text:p text:style-name="P77">echo "scale=2; 24/7" | bc <text:tab/>- <text:span text:style-name="T27">3.42, два знака след зап.</text:span></text:p>
                </text:list-item>
              </text:list>
            </text:list-item>
            <text:list-item>
              <text:p text:style-name="P78">Отрицание на няколко ИЛИ</text:p>
              <text:list>
                <text:list-item>
                  <text:p text:style-name="P78">if ! { [ "${1}" = "-r" ] || [ "${1}" = "-g" ] || [ "${1}" = "-b" ]; }; then...</text:p>
                </text:list-item>
              </text:list>
            </text:list-item>
          </text:list>
        </text:list-item>
        <text:list-item>
          <text:p text:style-name="P80">Case</text:p>
          <text:list>
            <text:list-item>
              <text:p text:style-name="P81">case "${1}" </text:p>
              <text:list>
                <text:list-item>
                  <text:list>
                    <text:list-header>
                      <text:p text:style-name="P81">instart)</text:p>
                      <text:list>
                        <text:list-header>
                          <text:p text:style-name="P81">echo "Starting"</text:p>
                          <text:p text:style-name="P81">run_start ;</text:p>
                        </text:list-header>
                      </text:list>
                      <text:p text:style-name="P81">stop)</text:p>
                      <text:list text:continue-numbering="true">
                        <text:list-header>
                          <text:p text:style-name="P81">echo "Stopping"</text:p>
                          <text:p text:style-name="P81">run_stop ;;</text:p>
                        </text:list-header>
                      </text:list>
                      <text:p text:style-name="P81">restart)</text:p>
                      <text:list text:continue-numbering="true">
                        <text:list-header>
                          <text:p text:style-name="P81">echo "restarting"</text:p>
                          <text:p text:style-name="P81">run_stop &amp;&amp; run_start ;;</text:p>
                        </text:list-header>
                      </text:list>
                      <text:p text:style-name="P81">*)</text:p>
                      <text:list text:continue-numbering="true">
                        <text:list-header>
                          <text:p text:style-name="P81">echo "Invalid option" ;;</text:p>
                        </text:list-header>
                      </text:list>
                    </text:list-header>
                  </text:list>
                </text:list-item>
              </text:list>
              <text:p text:style-name="P81">esac</text:p>
            </text:list-item>
          </text:list>
        </text:list-item>
        <text:list-item>
          <text:p text:style-name="P82">For</text:p>
          <text:list>
            <text:list-item>
              <text:p text:style-name="P83">for item in foo bar baz; do</text:p>
            </text:list-item>
          </text:list>
        </text:list-item>
      </text:list>
      <text:p text:style-name="P5"><text:tab/> <text:s text:c="2"/><text:tab/>echo "${item}";</text:p>
      <text:p text:style-name="P5"><text:tab/> <text:s text:c="4"/>done</text:p>
      <text:list xml:id="list181609807331154" text:continue-numbering="true" text:style-name="L1">
        <text:list-item>
          <text:list>
            <text:list-item>
              <text:p text:style-name="P35">for i in {1..10}; ...</text:p>
            </text:list-item>
            <text:list-item>
              <text:p text:style-name="P36">for par in "${@}"; ...</text:p>
            </text:list-item>
            <text:list-item>
              <text:p text:style-name="P37">има си и break и continue</text:p>
            </text:list-item>
            <text:list-item>
              <text:p text:style-name="P37">for (( c=1; c&lt;=5; c++ )); <text:span text:style-name="T28">do...</text:span></text:p>
            </text:list-item>
          </text:list>
        </text:list-item>
        <text:list-item>
          <text:p text:style-name="P14">While</text:p>
          <text:list>
            <text:list-item>
              <text:p text:style-name="P84">while command; do</text:p>
              <text:list>
                <text:list-header>
                  <text:p text:style-name="P84">do_stuff;</text:p>
                </text:list-header>
              </text:list>
            </text:list-item>
          </text:list>
        </text:list-item>
      </text:list>
      <text:p text:style-name="P6"><text:tab/> <text:s text:c="4"/>done</text:p>
      <text:list xml:id="list181609196661432" text:continue-numbering="true" text:style-name="L1">
        <text:list-item>
          <text:list>
            <text:list-item>
              <text:p text:style-name="P38">за условие се подава команда и се гледа exit status-ът и</text:p>
            </text:list-item>
          </text:list>
        </text:list-item>
        <text:list-item>
          <text:p text:style-name="P15">Функции</text:p>
          <text:list>
            <text:list-item>
              <text:p text:style-name="P39">function <text:span text:style-name="T17">say_hello </text:span>{</text:p>
              <text:list>
                <text:list-header>
                  <text:p text:style-name="P40">echo "Hello, ${1}";</text:p>
                </text:list-header>
              </text:list>
              <text:p text:style-name="P39">}</text:p>
              <text:list text:continue-numbering="true">
                <text:list-item>
                  <text:p text:style-name="P42"><text:soft-page-break/>Имат собствени аргументи, дост. се чрез $1, $2, ...</text:p>
                </text:list-item>
              </text:list>
            </text:list-item>
            <text:list-item>
              <text:p text:style-name="P41">Извикване на функция</text:p>
              <text:list>
                <text:list-item>
                  <text:p text:style-name="P40">say_hello "Peter"</text:p>
                </text:list-item>
              </text:list>
            </text:list-item>
            <text:list-item>
              <text:p text:style-name="P43">Променливи</text:p>
              <text:list>
                <text:list-item>
                  <text:p text:style-name="P43">променливите във функции са глобални, т.е. ако декларираме променлива вътре във функция, тя ще е видима и извън функцията</text:p>
                  <text:list>
                    <text:list-item>
                      <text:p text:style-name="P44">ако ни трябва да са локални само за функцията, пишем <text:span text:style-name="T1">local</text:span> foo=5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Process Substitution</text:p>
          <text:list>
            <text:list-item>
              <text:p text:style-name="P45">whlie read line; do ... done &lt; <text:span text:style-name="T18">&lt;(find . -type -f)</text:span></text:p>
              <text:list>
                <text:list-item>
                  <text:p text:style-name="P45">създаваме временен файл със съдържание от резултата на командата и после го подаваме на while;</text:p>
                </text:list-item>
              </text:list>
            </text:list-item>
          </text:list>
        </text:list-item>
        <text:list-item>
          <text:p text:style-name="P17">Валидации</text:p>
          <text:list>
            <text:list-item>
              <text:p text:style-name="P46">if [ -e "$file" ] <text:tab/>- дали съществува файл</text:p>
            </text:list-item>
            <text:list-item>
              <text:p text:style-name="P46">if <text:span text:style-name="T19">[ -f "$file" ] <text:tab/><text:tab/>- дали същ. файл и дали е regular file</text:span></text:p>
            </text:list-item>
            <text:list-item>
              <text:p text:style-name="P47">if [ -d "$dir" ]<text:tab/><text:tab/>- дали съществува директория </text:p>
            </text:list-item>
            <text:list-item>
              <text:p text:style-name="P48">if [ -z "$foo" ] <text:tab/>- <text:span text:style-name="T23">далиstring is null – дали е празен</text:span></text:p>
            </text:list-item>
            <text:list-item>
              <text:p text:style-name="P49"><text:span text:style-name="T23">i</text:span>f [ -<text:span text:style-name="T23">n</text:span> "$foo" ] <text:tab/>- <text:span text:style-name="T23">дали string is NOT null =&gt; има нещо</text:span></text:p>
            </text:list-item>
            <text:list-item>
              <text:p text:style-name="P18">за файлове</text:p>
              <text:list>
                <text:list-item>
                  <text:p text:style-name="P50"><text:span text:style-name="T23">i</text:span>f [ -<text:span text:style-name="T25">r</text:span> "$foo" ] <text:tab/>- <text:span text:style-name="T25">true ако е readable за мен</text:span></text:p>
                </text:list-item>
                <text:list-item>
                  <text:p text:style-name="P51"><text:span text:style-name="T23">i</text:span>f [ -<text:span text:style-name="T26">w</text:span> "$foo" ] - <text:span text:style-name="T25">true ако е writable за мен</text:span></text:p>
                </text:list-item>
                <text:list-item>
                  <text:p text:style-name="P51"><text:span text:style-name="T23">i</text:span>f [ -<text:span text:style-name="T26">s</text:span> "$foo" ] <text:tab/>- <text:span text:style-name="T25">true ако същест. и НЕ е empty</text:span></text:p>
                </text:list-item>
              </text:list>
            </text:list-item>
          </text:list>
        </text:list-item>
        <text:list-item>
          <text:p text:style-name="P19">Read<text:span text:style-name="T3"> <text:tab/>- четене от конзолата</text:span></text:p>
          <text:list>
            <text:list-item>
              <text:p text:style-name="P52">read myvar<text:tab/>- чете до нов ред</text:p>
              <text:list>
                <text:list-item>
                  <text:p text:style-name="P53">while read myvar; do</text:p>
                  <text:list>
                    <text:list-header>
                      <text:p text:style-name="P53">echo $myvar;</text:p>
                    </text:list-header>
                  </text:list>
                  <text:p text:style-name="P53">done;</text:p>
                  <text:list text:continue-numbering="true">
                    <text:list-item>
                      <text:p text:style-name="P53">спира се с CTRL + D</text:p>
                    </text:list-item>
                  </text:list>
                </text:list-item>
              </text:list>
            </text:list-item>
            <text:list-item>
              <text:p text:style-name="P53">read -d ':' myvar <text:tab/>- вече чете до срещане на ':'</text:p>
              <text:list>
                <text:list-item>
                  <text:p text:style-name="P20"><text:span text:style-name="T3">while read -</text:span><text:span text:style-name="T6">d ':' </text:span><text:span text:style-name="T3">myvar; do</text:span></text:p>
                  <text:list>
                    <text:list-header>
                      <text:p text:style-name="P54">echo $myvar;</text:p>
                    </text:list-header>
                  </text:list>
                  <text:p text:style-name="P20"><text:span text:style-name="T3">done </text:span><text:span text:style-name="T6">&lt; &lt;(echo "asd:foo:bas:qwe:")</text:span><text:span text:style-name="T3">;</text:span></text:p>
                </text:list-item>
              </text:list>
            </text:list-item>
            <text:list-item>
              <text:p text:style-name="P55">read -p "Enter username" username';</text:p>
              <text:list>
                <text:list-item>
                  <text:p text:style-name="P56">Така преди да се вземе вход, се показва съобщение</text:p>
                </text:list-item>
              </text:list>
            </text:list-item>
          </text:list>
        </text:list-item>
        <text:list-item>
          <text:p text:style-name="P85"><text:soft-page-break/><text:span text:style-name="T14">IFS</text:span><text:span text:style-name="T12"> <text:tab/><text:tab/>- Internal Field Separator</text:span></text:p>
          <text:list>
            <text:list-item>
              <text:p text:style-name="P57">По default е: интервал, таб, нов ред</text:p>
            </text:list-item>
            <text:list-item>
              <text:p text:style-name="P58">IFS=$'-'</text:p>
              <text:p text:style-name="P58">vals='a-b-c-d-e'</text:p>
              <text:p text:style-name="P58">for i in $vals; do</text:p>
              <text:list>
                <text:list-header>
                  <text:p text:style-name="P58">echo $i;</text:p>
                </text:list-header>
              </text:list>
              <text:p text:style-name="P58">done;</text:p>
              <text:p text:style-name="P59">unset IFS</text:p>
            </text:list-item>
            <text:list-item>
              <text:p text:style-name="P86"><text:span text:style-name="T11">while IFS=$',' read -d ',' myvar; do ... </text:span><text:span text:style-name="T13">done;</text:span></text:p>
            </text:list-item>
          </text:list>
        </text:list-item>
        <text:list-item>
          <text:p text:style-name="P87"><text:span text:style-name="T15">Paste</text:span><text:span text:style-name="T11"><text:tab/>- слага съдържанието на файлове едно до друго</text:span></text:p>
          <text:list>
            <text:list-item>
              <text:p text:style-name="P60">paste one.txt two.txt</text:p>
            </text:list-item>
            <text:list-item>
              <text:p text:style-name="P60">paste -d ':' one two</text:p>
              <text:list>
                <text:list-item>
                  <text:p text:style-name="P60">delimiter по който да се разделят</text:p>
                </text:list-item>
              </text:list>
            </text:list-item>
            <text:list-item>
              <text:p text:style-name="P60">paste -s one.txt </text:p>
              <text:list>
                <text:list-item>
                  <text:p text:style-name="P60">всички редове на 1 ред ги принтира</text:p>
                </text:list-item>
              </text:list>
            </text:list-item>
          </text:list>
        </text:list-item>
        <text:list-item>
          <text:p text:style-name="P21">md5sum<text:span text:style-name="T3"> <text:tab/><text:tab/>- </text:span><text:span text:style-name="T7">хешир. ф-я, ползв. се за сравн. на файлове</text:span></text:p>
          <text:list>
            <text:list-item>
              <text:p text:style-name="P61">md5sum myfile.txt other.txt</text:p>
              <text:list>
                <text:list-item>
                  <text:p text:style-name="P61">83aa484f4f7e28782420515c89010517 <text:s/>myfile.txt</text:p>
                  <text:p text:style-name="P61">83aa484f4f7e28782420515c89010517 <text:s/>other.txt</text:p>
                </text:list-item>
              </text:list>
            </text:list-item>
          </text:list>
        </text:list-item>
        <text:list-item>
          <text:p text:style-name="P22">shift<text:span text:style-name="T3"><text:tab/><text:tab/>- премахва аргументи на скрипт</text:span></text:p>
          <text:list>
            <text:list-item>
              <text:p text:style-name="P62">напр. foo.sh one two three</text:p>
              <text:list>
                <text:list-item>
                  <text:p text:style-name="P62">echo $1; <text:tab/><text:tab/>- ще е one</text:p>
                  <text:p text:style-name="P22"><text:span text:style-name="T3">shift;<text:tab/><text:tab/>- </text:span><text:span text:style-name="T24">one</text:span><text:span text:style-name="T3"> two three</text:span></text:p>
                  <text:p text:style-name="P62">echo $1;<text:tab/><text:tab/>- ще е two</text:p>
                  <text:p text:style-name="P22"><text:span text:style-name="T3">shift;<text:tab/><text:tab/>- </text:span><text:span text:style-name="T24">two</text:span><text:span text:style-name="T3"> three</text:span></text:p>
                  <text:p text:style-name="P62">echo $1; <text:tab/><text:tab/>- ще е three</text:p>
                </text:list-item>
              </text:list>
            </text:list-item>
            <text:list-item>
              <text:p text:style-name="P62">Може да се използва в while за да се циклят параметрите</text:p>
              <text:list>
                <text:list-item>
                  <text:p text:style-name="P62">while [ -n "${1}" ]; do</text:p>
                  <text:list>
                    <text:list-header>
                      <text:p text:style-name="P62">echo "${1}";</text:p>
                      <text:p text:style-name="P62">shift;</text:p>
                    </text:list-header>
                  </text:list>
                </text:list-item>
              </text:list>
            </text:list-item>
          </text:list>
        </text:list-item>
      </text:list>
      <text:p text:style-name="P4"><text:tab/><text:tab/>done;</text:p>
      <text:p text:style-name="P7"><text:tab/></text:p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8:43:34.429160904</meta:creation-date>
    <dc:date>2019-05-11T18:16:07.902634406</dc:date>
    <meta:editing-duration>PT12H6M47S</meta:editing-duration>
    <meta:editing-cycles>192</meta:editing-cycles>
    <meta:generator>LibreOffice/6.0.7.3$Linux_X86_64 LibreOffice_project/00m0$Build-3</meta:generator>
    <meta:document-statistic meta:table-count="0" meta:image-count="0" meta:object-count="0" meta:page-count="5" meta:paragraph-count="168" meta:word-count="1094" meta:character-count="4952" meta:non-whitespace-character-count="4061"/>
  </office:meta>
</office:document-meta>
</file>